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4.9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one_lstm_metric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86599" calcext:value-type="float">
            <text:p>0.86599</text:p>
          </table:table-cell>
          <table:table-cell office:value-type="float" office:value="0.83684" calcext:value-type="float">
            <text:p>0.83684</text:p>
          </table:table-cell>
          <table:table-cell table:formula="of:=MAX([.B2:.C2])" office:value-type="float" office:value="0.86599" calcext:value-type="float">
            <text:p>0.86599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68862" calcext:value-type="float">
            <text:p>0.68862</text:p>
          </table:table-cell>
          <table:table-cell office:value-type="float" office:value="0.61688" calcext:value-type="float">
            <text:p>0.61688</text:p>
          </table:table-cell>
          <table:table-cell table:formula="of:=MAX([.B3:.C3])" office:value-type="float" office:value="0.68862" calcext:value-type="float">
            <text:p>0.68862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5238" calcext:value-type="float">
            <text:p>0.95238</text:p>
          </table:table-cell>
          <table:table-cell office:value-type="float" office:value="0.94512" calcext:value-type="float">
            <text:p>0.94512</text:p>
          </table:table-cell>
          <table:table-cell table:formula="of:=MAX([.B4:.C4])" office:value-type="float" office:value="0.95238" calcext:value-type="float">
            <text:p>0.95238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5043" calcext:value-type="float">
            <text:p>0.05043</text:p>
          </table:table-cell>
          <table:table-cell office:value-type="float" office:value="0.06483" calcext:value-type="float">
            <text:p>0.06483</text:p>
          </table:table-cell>
          <table:table-cell table:formula="of:=MIN([.B5:.C5])" office:value-type="float" office:value="0.05043" calcext:value-type="float">
            <text:p>0.05043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166.62765" calcext:value-type="float">
            <text:p>166.62765</text:p>
          </table:table-cell>
          <table:table-cell office:value-type="float" office:value="131.54311" calcext:value-type="float">
            <text:p>131.54311</text:p>
          </table:table-cell>
          <table:table-cell table:formula="of:=MAX([.B6:.C6])" office:value-type="float" office:value="166.62765" calcext:value-type="float">
            <text:p>166.62765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74.7907" calcext:value-type="float">
            <text:p>74.7907</text:p>
          </table:table-cell>
          <table:table-cell office:value-type="float" office:value="58.81202" calcext:value-type="float">
            <text:p>58.81202</text:p>
          </table:table-cell>
          <table:table-cell table:formula="of:=MAX([.B7:.C7])" office:value-type="float" office:value="74.7907" calcext:value-type="float">
            <text:p>74.79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4:07:00.899209776</dc:date>
    <meta:editing-duration>PT51S</meta:editing-duration>
    <meta:editing-cycles>1</meta:editing-cycles>
    <meta:document-statistic meta:table-count="1" meta:cell-count="27" meta:object-count="0"/>
    <meta:generator>LibreOffice/6.0.7.3$Linux_X86_64 LibreOffice_project/00m0$Build-3</meta:generator>
  </office:meta>
</office:document-meta>
</file>